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OrderID">
            <text:p>OrderID</text:p>
          </table:table-cell>
          <table:table-cell table:style-name="pd1" office:value-type="string" office:string-value="CustomerName">
            <text:p>CustomerName</text:p>
          </table:table-cell>
          <table:table-cell table:style-name="pd1" office:value-type="string" office:string-value="ShipmentDate">
            <text:p>ShipmentDate</text:p>
          </table:table-cell>
          <table:table-cell table:style-name="pd1" office:value-type="string" office:string-value="DestinationCountry">
            <text:p>DestinationCountry</text:p>
          </table:table-cell>
          <table:table-cell table:style-name="pd1" office:value-type="string" office:string-value="ProductCategory">
            <text:p>ProductCategory</text:p>
          </table:table-cell>
          <table:table-cell table:style-name="pd1" office:value-type="string" office:string-value="WeightKG">
            <text:p>WeightKG</text:p>
          </table:table-cell>
          <table:table-cell table:style-name="pd1" office:value-type="string" office:string-value="ShippingCostUSD">
            <text:p>ShippingCostUSD</text:p>
          </table:table-cell>
          <table:table-cell table:style-name="pd1" office:value-type="string" office:string-value="Status">
            <text:p>Status</text:p>
          </table:table-cell>
        </table:table-row>
        <table:table-row>
          <table:table-cell office:value-type="float" office:value="1001">
            <text:p>1001</text:p>
          </table:table-cell>
          <table:table-cell office:value-type="string" office:string-value="John Doe">
            <text:p>John Doe</text:p>
          </table:table-cell>
          <table:table-cell office:value-type="string" office:string-value="2025-08-01">
            <text:p>2025-08-01</text:p>
          </table:table-cell>
          <table:table-cell office:value-type="string" office:string-value="USA">
            <text:p>USA</text:p>
          </table:table-cell>
          <table:table-cell office:value-type="string" office:string-value="Electronics">
            <text:p>Electronics</text:p>
          </table:table-cell>
          <table:table-cell office:value-type="float" office:value="12.5">
            <text:p>12.5</text:p>
          </table:table-cell>
          <table:table-cell office:value-type="float" office:value="85.5">
            <text:p>85.5</text:p>
          </table:table-cell>
          <table:table-cell office:value-type="string" office:string-value="Shipped">
            <text:p>Shipped</text:p>
          </table:table-cell>
        </table:table-row>
        <table:table-row>
          <table:table-cell office:value-type="float" office:value="1002">
            <text:p>1002</text:p>
          </table:table-cell>
          <table:table-cell office:value-type="string" office:string-value="Jane Smith">
            <text:p>Jane Smith</text:p>
          </table:table-cell>
          <table:table-cell office:value-type="string" office:string-value="2025-08-02">
            <text:p>2025-08-02</text:p>
          </table:table-cell>
          <table:table-cell office:value-type="string" office:string-value="Germany">
            <text:p>Germany</text:p>
          </table:table-cell>
          <table:table-cell office:value-type="string" office:string-value="Apparel">
            <text:p>Apparel</text:p>
          </table:table-cell>
          <table:table-cell office:value-type="float" office:value="2.1">
            <text:p>2.1</text:p>
          </table:table-cell>
          <table:table-cell office:value-type="float" office:value="35.2">
            <text:p>35.2</text:p>
          </table:table-cell>
          <table:table-cell office:value-type="string" office:string-value="In Transit">
            <text:p>In Transit</text:p>
          </table:table-cell>
        </table:table-row>
        <table:table-row>
          <table:table-cell office:value-type="float" office:value="1003">
            <text:p>1003</text:p>
          </table:table-cell>
          <table:table-cell office:value-type="string" office:string-value="Robert Brown">
            <text:p>Robert Brown</text:p>
          </table:table-cell>
          <table:table-cell office:value-type="string" office:string-value="2025-08-02">
            <text:p>2025-08-02</text:p>
          </table:table-cell>
          <table:table-cell office:value-type="string" office:string-value="Japan">
            <text:p>Japan</text:p>
          </table:table-cell>
          <table:table-cell office:value-type="string" office:string-value="Home Goods">
            <text:p>Home Goods</text:p>
          </table:table-cell>
          <table:table-cell office:value-type="float" office:value="7.8">
            <text:p>7.8</text:p>
          </table:table-cell>
          <table:table-cell office:value-type="float" office:value="62.15">
            <text:p>62.15</text:p>
          </table:table-cell>
          <table:table-cell office:value-type="string" office:string-value="Shipped">
            <text:p>Shipped</text:p>
          </table:table-cell>
        </table:table-row>
        <table:table-row>
          <table:table-cell office:value-type="float" office:value="1004">
            <text:p>1004</text:p>
          </table:table-cell>
          <table:table-cell office:value-type="string" office:string-value="Emily White">
            <text:p>Emily White</text:p>
          </table:table-cell>
          <table:table-cell office:value-type="string" office:string-value="2025-08-03">
            <text:p>2025-08-03</text:p>
          </table:table-cell>
          <table:table-cell office:value-type="string" office:string-value="USA">
            <text:p>USA</text:p>
          </table:table-cell>
          <table:table-cell office:value-type="string" office:string-value="Electronics">
            <text:p>Electronics</text:p>
          </table:table-cell>
          <table:table-cell office:value-type="float" office:value="25.0">
            <text:p>25.0</text:p>
          </table:table-cell>
          <table:table-cell office:value-type="float" office:value="150.0">
            <text:p>150.0</text:p>
          </table:table-cell>
          <table:table-cell office:value-type="string" office:string-value="Delivered">
            <text:p>Delivered</text:p>
          </table:table-cell>
        </table:table-row>
        <table:table-row>
          <table:table-cell office:value-type="float" office:value="1005">
            <text:p>1005</text:p>
          </table:table-cell>
          <table:table-cell office:value-type="string" office:string-value="Michael Green">
            <text:p>Michael Green</text:p>
          </table:table-cell>
          <table:table-cell office:value-type="string" office:string-value="2025-08-04">
            <text:p>2025-08-04</text:p>
          </table:table-cell>
          <table:table-cell office:value-type="string" office:string-value="Brazil">
            <text:p>Brazil</text:p>
          </table:table-cell>
          <table:table-cell office:value-type="string" office:string-value="Apparel">
            <text:p>Apparel</text:p>
          </table:table-cell>
          <table:table-cell office:value-type="float" office:value="1.5">
            <text:p>1.5</text:p>
          </table:table-cell>
          <table:table-cell office:value-type="float" office:value="42.75">
            <text:p>42.75</text:p>
          </table:table-cell>
          <table:table-cell office:value-type="string" office:string-value="Shipped">
            <text:p>Shipped</text:p>
          </table:table-cell>
        </table:table-row>
        <table:table-row>
          <table:table-cell office:value-type="float" office:value="1006">
            <text:p>1006</text:p>
          </table:table-cell>
          <table:table-cell office:value-type="string" office:string-value="Sarah Wilson">
            <text:p>Sarah Wilson</text:p>
          </table:table-cell>
          <table:table-cell office:value-type="string" office:string-value="2025-08-05">
            <text:p>2025-08-05</text:p>
          </table:table-cell>
          <table:table-cell office:value-type="string" office:string-value="UK">
            <text:p>UK</text:p>
          </table:table-cell>
          <table:table-cell office:value-type="string" office:string-value="Home Goods">
            <text:p>Home Goods</text:p>
          </table:table-cell>
          <table:table-cell office:value-type="float" office:value="15.2">
            <text:p>15.2</text:p>
          </table:table-cell>
          <table:table-cell office:value-type="float" office:value="95.3">
            <text:p>95.3</text:p>
          </table:table-cell>
          <table:table-cell office:value-type="string" office:string-value="In Transit">
            <text:p>In Transit</text:p>
          </table:table-cell>
        </table:table-row>
        <table:table-row>
          <table:table-cell office:value-type="float" office:value="1007">
            <text:p>1007</text:p>
          </table:table-cell>
          <table:table-cell office:value-type="string" office:string-value="David Clark">
            <text:p>David Clark</text:p>
          </table:table-cell>
          <table:table-cell office:value-type="string" office:string-value="2025-08-06">
            <text:p>2025-08-06</text:p>
          </table:table-cell>
          <table:table-cell office:value-type="string" office:string-value="Canada">
            <text:p>Canada</text:p>
          </table:table-cell>
          <table:table-cell office:value-type="string" office:string-value="Electronics">
            <text:p>Electronics</text:p>
          </table:table-cell>
          <table:table-cell office:value-type="float" office:value="18.0">
            <text:p>18.0</text:p>
          </table:table-cell>
          <table:table-cell office:value-type="float" office:value="110.2">
            <text:p>110.2</text:p>
          </table:table-cell>
          <table:table-cell office:value-type="string" office:string-value="Shipped">
            <text:p>Shipped</text:p>
          </table:table-cell>
        </table:table-row>
        <table:table-row>
          <table:table-cell office:value-type="float" office:value="1008">
            <text:p>1008</text:p>
          </table:table-cell>
          <table:table-cell office:value-type="string" office:string-value="Laura King">
            <text:p>Laura King</text:p>
          </table:table-cell>
          <table:table-cell office:value-type="string" office:string-value="2025-08-07">
            <text:p>2025-08-07</text:p>
          </table:table-cell>
          <table:table-cell office:value-type="string" office:string-value="Australia">
            <text:p>Australia</text:p>
          </table:table-cell>
          <table:table-cell office:value-type="string" office:string-value="Apparel">
            <text:p>Apparel</text:p>
          </table:table-cell>
          <table:table-cell office:value-type="float" office:value="3.4">
            <text:p>3.4</text:p>
          </table:table-cell>
          <table:table-cell office:value-type="float" office:value="55.4">
            <text:p>55.4</text:p>
          </table:table-cell>
          <table:table-cell office:value-type="string" office:string-value="Delivered">
            <text:p>Delivered</text:p>
          </table:table-cell>
        </table:table-row>
        <table:table-row>
          <table:table-cell office:value-type="float" office:value="1009">
            <text:p>1009</text:p>
          </table:table-cell>
          <table:table-cell office:value-type="string" office:string-value="Daniel Taylor">
            <text:p>Daniel Taylor</text:p>
          </table:table-cell>
          <table:table-cell office:value-type="string" office:string-value="2025-08-08">
            <text:p>2025-08-08</text:p>
          </table:table-cell>
          <table:table-cell office:value-type="string" office:string-value="Germany">
            <text:p>Germany</text:p>
          </table:table-cell>
          <table:table-cell office:value-type="string" office:string-value="Home Goods">
            <text:p>Home Goods</text:p>
          </table:table-cell>
          <table:table-cell office:value-type="float" office:value="9.0">
            <text:p>9.0</text:p>
          </table:table-cell>
          <table:table-cell office:value-type="float" office:value="78.9">
            <text:p>78.9</text:p>
          </table:table-cell>
          <table:table-cell office:value-type="string" office:string-value="Shipped">
            <text:p>Shipped</text:p>
          </table:table-cell>
        </table:table-row>
        <table:table-row>
          <table:table-cell office:value-type="float" office:value="1010">
            <text:p>1010</text:p>
          </table:table-cell>
          <table:table-cell office:value-type="string" office:string-value="Olivia Harris">
            <text:p>Olivia Harris</text:p>
          </table:table-cell>
          <table:table-cell office:value-type="string" office:string-value="2025-08-09">
            <text:p>2025-08-09</text:p>
          </table:table-cell>
          <table:table-cell office:value-type="string" office:string-value="France">
            <text:p>France</text:p>
          </table:table-cell>
          <table:table-cell office:value-type="string" office:string-value="Electronics">
            <text:p>Electronics</text:p>
          </table:table-cell>
          <table:table-cell office:value-type="float" office:value="6.7">
            <text:p>6.7</text:p>
          </table:table-cell>
          <table:table-cell office:value-type="float" office:value="59.8">
            <text:p>59.8</text:p>
          </table:table-cell>
          <table:table-cell office:value-type="string" office:string-value="In Transit">
            <text:p>In Transi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